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20d089"/>
    </style:style>
    <style:style style:name="P2" style:family="paragraph" style:parent-style-name="Standard">
      <style:text-properties officeooo:rsid="001d33f2" officeooo:paragraph-rsid="001d33f2"/>
    </style:style>
    <style:style style:name="P3" style:family="paragraph" style:parent-style-name="Text_20_body">
      <style:text-properties officeooo:rsid="001d7c0a" officeooo:paragraph-rsid="001d7c0a"/>
    </style:style>
    <style:style style:name="P4" style:family="paragraph" style:parent-style-name="Text_20_body">
      <style:text-properties officeooo:rsid="001eeeb1" officeooo:paragraph-rsid="001eeeb1"/>
    </style:style>
    <style:style style:name="P5" style:family="paragraph" style:parent-style-name="Text_20_body">
      <style:text-properties fo:font-size="8pt" style:font-size-asian="8pt" style:font-size-complex="8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3">
      <style:text-properties officeooo:paragraph-rsid="0020d089"/>
    </style:style>
    <style:style style:name="T1" style:family="text">
      <style:text-properties officeooo:rsid="001d33f2"/>
    </style:style>
    <style:style style:name="T2" style:family="text">
      <style:text-properties officeooo:rsid="001d7c0a"/>
    </style:style>
    <style:style style:name="T3" style:family="text">
      <style:text-properties officeooo:rsid="001f3d1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3e4c"/>
    </style:style>
    <style:style style:name="T6" style:family="text">
      <style:text-properties officeooo:rsid="0020d089"/>
    </style:style>
    <style:style style:name="T7" style:family="text">
      <style:text-properties officeooo:rsid="0023a3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latório Projeto Estruturas de Dados Avançados</text:p>
      <text:p text:style-name="P2">Hugo Poças</text:p>
      <text:p text:style-name="P2">26339</text:p>
      <text:h text:style-name="P7" text:outline-level="1">Introdução</text:h>
      <text:p text:style-name="Text_20_body"/>
      <text:h text:style-name="Heading_20_2" text:outline-level="2">Contexto e Motivação</text:h>
      <text:p text:style-name="Text_20_body"/>
      <text:p text:style-name="Text_20_body">A oportunidade de explorar e aprofundar o <text:span text:style-name="T1">meu</text:span> conhecimento em tópicos <text:span text:style-name="T1">tão </text:span>importantes e relevantes <text:span text:style-name="T1">para esta àrea</text:span> pode ser incrivelmente enriquecedora. Este projeto, centrado no estudo e aplicação de estruturas de dados avançadas, como listas ligadas e teoria dos grafos, é um excelente exemplo disso. Ao <text:span text:style-name="T1">realizar</text:span> este trabalho, tive a chance de <text:span text:style-name="T1">melhorar a </text:span>minha compreensão sobre estruturas de dados e <text:span text:style-name="T1">as </text:span>suas aplicações em contextos práticos, como a micromobilidade e as <text:span text:style-name="T1">Smart Cities.</text:span></text:p>
      <text:p text:style-name="Text_20_body">Este projeto desafiador proporcionou-me uma perspetiva mais profunda e uma apreciação pelo poder e versatilidade das estruturas de dados. Ao longo do processo, percebi o quão essenciais elas são para diversas aplicações, desde sistemas operacionais até redes sociais e sistemas de navegação. Consequentemente, estou ansioso para continuar a explorar e aplicar esse conhecimento em futuros projetos e iniciativas.</text:p>
      <text:p text:style-name="Text_20_body"/>
      <text:h text:style-name="Heading_20_2" text:outline-level="2">Objetivos do Projeto </text:h>
      <text:p text:style-name="Text_20_body">O projeto visa desenvolver uma solução de software que agilize a gestão (registo, <text:span text:style-name="T2">partilha</text:span>, utilização) de meios de mobilidade urbana <text:span text:style-name="T2">n</text:span>um contexto de smart city. A implementação da solução considera o uso de estruturas de dados dinâmicas, armazenamento em <text:span text:style-name="T2">ficheiros</text:span>, modularização e documentação adequada. Além disso, o projeto busca aplicar as melhores práticas no desenvolvimento de software e estruturas de dados.</text:p>
      <text:p text:style-name="Text_20_body"/>
      <text:h text:style-name="Heading_20_2" text:outline-level="2">Estrutura do Relatório</text:h>
      <text:p text:style-name="P3">Este relatório está organizado da seguinte forma: A Se<text:span text:style-name="T3">c</text:span>ção 2 apresenta uma revisão bibliográfica sobre micromobilidade, smart cities e estruturas de dados dinâmicas. A Se<text:span text:style-name="T3">c</text:span>ção 3 descreve o desenvolvimento do projeto em duas fases, detalhando as estruturas de dados utilizadas, funcionalidades implementadas e desafios enfrentados. A Se<text:span text:style-name="T3">c</text:span>ção 4 discute as ferramentas e metodologias utilizadas no projeto. A Se<text:span text:style-name="T3">c</text:span>ção 5 aborda os desafios e decisões tomadas durante o desenvolvimento. A Se<text:span text:style-name="T3">c</text:span>ção 6 discute possíveis alterações e melhorias no projeto. Por fim, a Seção 7 conclui o relatório, destacando as contribuições e limitações do projeto.</text:p>
      <text:h text:style-name="P7" text:outline-level="1">Desenvolvimento do Projeto</text:h>
      <text:p text:style-name="P4"/>
      <text:h text:style-name="Heading_20_2" text:outline-level="2">Fase 1: Definição de Estruturas e Implementação Inicial</text:h>
      <text:p text:style-name="Text_20_body"/>
      <text:p text:style-name="Text_20_body">Na primeira fase do projeto, o principal desafio foi definir as estruturas de dados para representar clientes, gestores, meios de mobilidade e transações, bem como estabelecer as relações entre elas. Decidiu-se criar uma estrutura separada para gestores em vez de adicionar um campo especial na estrutura dos clientes para indicar se um usuário é um gestor. Isso permitiu uma separação mais clara das responsabilidades e facilitou a implementação das funcionalidades específicas para cada tipo de usuário.</text:p>
      <text:p text:style-name="Text_20_body"/>
      <text:p text:style-name="Text_20_body">Inicialmente, as estruturas de dados foram implementadas usando arrays. No entanto, devido às limitações das arrays, como tamanho fixo e dificuldade em adicionar ou remover elementos, optou-se por converter todas as estruturas para listas ligadas. Listas ligadas oferecem maior flexibilidade e eficiência para manipular dados dinamicamente, tornando-se a escolha ideal para este projeto.</text:p>
      <text:p text:style-name="Text_20_body"/>
      <text:p text:style-name="Text_20_body">O projeto segue uma organização de ficheiros clara e modular, que é dividida em várias pastas, conforme a sua função:</text:p>
      <text:p text:style-name="Text_20_body"/>
      <text:p text:style-name="P5">├── Controller</text:p>
      <text:p text:style-name="P5">│ <text:s text:c="2"/>├── importexport.c</text:p>
      <text:p text:style-name="P5">│ <text:s text:c="2"/>├── main.c</text:p>
      <text:p text:style-name="P5">│ <text:s text:c="2"/>└── verificacoes.c</text:p>
      <text:p text:style-name="P5">├── Data</text:p>
      <text:p text:style-name="P5">│ <text:s text:c="2"/>├── Bin</text:p>
      <text:p text:style-name="P5">│ <text:s text:c="2"/>└── Csv</text:p>
      <text:p text:style-name="P5">│ <text:s text:c="6"/>├── clients.csv</text:p>
      <text:p text:style-name="P5">│ <text:s text:c="6"/>├── gestores.csv</text:p>
      <text:p text:style-name="P5">│ <text:s text:c="6"/>├── matrix.csv</text:p>
      <text:p text:style-name="P5">│ <text:s text:c="6"/>├── transacoes.csv</text:p>
      <text:p text:style-name="P5">│ <text:s text:c="6"/>└── transportes.csv</text:p>
      <text:p text:style-name="P5">├── Headers</text:p>
      <text:p text:style-name="P5">│ <text:s text:c="2"/>├── clientes.h</text:p>
      <text:p text:style-name="P5">│ <text:s text:c="2"/>├── funcoes.h</text:p>
      <text:p text:style-name="P5">│ <text:s text:c="2"/>├── gestores.h</text:p>
      <text:p text:style-name="P5">│ <text:s text:c="2"/>├── grafo.h</text:p>
      <text:p text:style-name="P5">│ <text:s text:c="2"/>├── menugestor.h</text:p>
      <text:p text:style-name="P5">│ <text:s text:c="2"/>├── menuutilizador.h</text:p>
      <text:p text:style-name="P5"><text:soft-page-break/>│ <text:s text:c="2"/>├── transacoes.h</text:p>
      <text:p text:style-name="P5">│ <text:s text:c="2"/>├── transportes.h</text:p>
      <text:p text:style-name="P5">│ <text:s text:c="2"/>└── verificacoes.h</text:p>
      <text:p text:style-name="P5">├── Model</text:p>
      <text:p text:style-name="P5">│ <text:s text:c="2"/>├── clientes.c</text:p>
      <text:p text:style-name="P5">│ <text:s text:c="2"/>├── gestores.c</text:p>
      <text:p text:style-name="P5">│ <text:s text:c="2"/>├── grafo.c</text:p>
      <text:p text:style-name="P5">│ <text:s text:c="2"/>├── transacoes.c</text:p>
      <text:p text:style-name="P5">│ <text:s text:c="2"/>└── transportes.c</text:p>
      <text:p text:style-name="P5">└── View</text:p>
      <text:p text:style-name="P5"><text:s text:c="4"/>├── login.c</text:p>
      <text:p text:style-name="P5"><text:s text:c="4"/>├── menu.c</text:p>
      <text:p text:style-name="P5"><text:s text:c="4"/>├── menugestor.c</text:p>
      <text:p text:style-name="P5"><text:s text:c="4"/>└── menuutilizador.c</text:p>
      <text:p text:style-name="P5"/>
      <text:p text:style-name="P6">As principais pastas são:</text:p>
      <text:p text:style-name="P6"/>
      <text:p text:style-name="P6"><text:span text:style-name="T4">Controller</text:span>: Contém ficheiros relacionados à lógica de control<text:span text:style-name="T3">o</text:span> do projeto, como importação e exportação de dados e verificações.</text:p>
      <text:p text:style-name="P6"><text:span text:style-name="T4">Data</text:span>: Armazena <text:span text:style-name="T3">ou lê </text:span>os ficheiros de dados usados no projeto, incluindo ficheiros CSV e ficheiros binários.</text:p>
      <text:p text:style-name="P6"><text:span text:style-name="T4">Headers</text:span>: Inclui os cabeçalhos e as declarações das funções utilizadas no projeto.</text:p>
      <text:p text:style-name="P6"><text:span text:style-name="T4">Model</text:span>: Contém a implementação das estruturas de dados e funções relacionadas aos clientes, gestores, meios de mobilidade, transações e grafos.</text:p>
      <text:p text:style-name="P6"><text:span text:style-name="T4">View</text:span>: Agrupa os ficheiros responsáveis pela interface do u<text:span text:style-name="T3">tilizador,</text:span> como menus e login.</text:p>
      <text:p text:style-name="P6"/>
      <text:h text:style-name="Heading_20_2" text:outline-level="2">Fase 2: Implementação de Funcionalidades e Aperfeiçoamento das Estruturas</text:h>
      <text:p text:style-name="Text_20_body">Com as estruturas de dados e a organização do projeto definidas, a próxima etapa envolveu a implementação das funcionalidades para a solução de software. A seguir, são apresentadas as principais funcionalidades implementadas e as suas características.</text:p>
      <text:p text:style-name="Text_20_body"/>
      <text:h text:style-name="Heading_20_3" text:outline-level="3">Registo e Autenticação de Utilizadores</text:h>
      <text:p text:style-name="Text_20_body">O sistema permite o registo de novos clientes e gestores, armazenando os seus dados nas listas ligadas correspondentes. Os clientes são adicionados à lista ligada de uma maneira ordenada pelo NIF, garantindo assim a organização e a eficiência na procura de clientes específicos. Os clientes podem fornecer informações como nome, NIF, morada, saldo e localização, enquanto os gestores <text:soft-page-break/>devem fornecer nome e <text:span text:style-name="T7">senha.</text:span> Os dados são validados para garantir a consistência e a integridade das informações armazenadas.</text:p>
      <text:p text:style-name="Text_20_body"/>
      <text:p text:style-name="Text_20_body">Após o registo, os utilizadores podem autenticar-se no sistema fornecendo o seu login e palavra-passe. A autenticação é realizada com base nos dados armazenados nas listas ligadas, e o sistema determina o tipo de utilizador (cliente ou gestor) com base na lista ligada em que os dados são encontrados.</text:p>
      <text:p text:style-name="Text_20_body"/>
      <text:h text:style-name="P8" text:outline-level="3"><text:s/>Gestão de Meios de Mobilidade</text:h>
      <text:p text:style-name="P1">O sistema permite aos gestores adicionar, editar e remover meios de mobilidade. Os meios de mobilidade são armazenados numa lista ligada, e cada um possui informações como identificador, tipo, localização atual, preço por hora e estado (disponível, em uso ou em manutenção). Os gestores também podem visualizar uma lista de todos os meios de mobilidade disponíveis e filtrar com base em diferentes critérios, como localização e tipo.</text:p>
      <text:p text:style-name="P1"/>
      <text:h text:style-name="Heading_20_3" text:outline-level="3">Gestão de Transações</text:h>
      <text:p text:style-name="Text_20_body">Os clientes podem realizar transações, como alugar e devolver meios de mobilidade. Ao realizar uma transação, o sistema verifica a disponibilidade do meio de mobilidade e o saldo do cliente. Se todas as condições forem satisfeitas, a transação é registada numa lista ligada de transações, e o estado do meio de mobilidade é atualizado.</text:p>
      <text:p text:style-name="Text_20_body"/>
      <text:p text:style-name="Text_20_body">Os gestores têm acesso a um histórico de todas as transações realizadas no sistema e podem filtrar as informações com base em diferentes critérios, como cliente, meio de mobilidade e data.</text:p>
      <text:p text:style-name="Text_20_body"/>
      <text:h text:style-name="Heading_20_3" text:outline-level="3">Navegação e Cálculo de Rotas</text:h>
      <text:p text:style-name="Text_20_body">O projeto implementa um grafo para representar a rede de locais onde os meios de mobilidade podem ser encontrados. Os vértices do grafo representam os locais, e as arestas representam as <text:span text:style-name="T7">ligações</text:span> entre eles. .</text:p>
      <text:p text:style-name="Text_20_body">Os clientes podem utilizar esta funcionalidade para encontrar a rota mais eficiente entre o seu local atual e o local onde desejam devolver o meio de mobilidade alugado.</text:p>
      <text:h text:style-name="Heading_20_2" text:outline-level="2">Organização do Código e Princípios de Programação</text:h>
      <text:p text:style-name="Text_20_body"/>
      <text:p text:style-name="Text_20_body">O projeto segue o modelo Model-View-Controller (MVC) para organizar a estrutura de arquivos e separar as responsabilidades do sistema. Além disso, o princípio SOLID foi aplicado na implementação das funções, garantindo que cada função desempenhe apenas uma tarefa específica. Isso melhora a legibilidade e a <text:span text:style-name="T5">manutenção</text:span> do código.</text:p>
      <text:p text:style-name="Text_20_body"><text:soft-page-break/></text:p>
      <text:p text:style-name="Text_20_body">As estruturas de dados para clientes, gestores, meios de mobilidade e transações estão implementadas nos arquivos "clientes.h", "gestores.h", "transportes.h" e "transacoes.h", respetivamente. Cada arquivo contém as definições das estruturas e funções relacionadas. O <text:span text:style-name="T5">ficheiro</text:span> "funcoes.h" inclui funções auxiliares e a lógica de negócio para interagir com as estruturas de dados e implementar as funcionalidades do sistema.</text:p>
      <text:p text:style-name="Text_20_body"/>
      <text:h text:style-name="Heading_20_2" text:outline-level="2"><text:s/>Carregamento de Dados e Interação com Arquivos CSV</text:h>
      <text:p text:style-name="Text_20_body"/>
      <text:p text:style-name="Text_20_body">Para popular as estruturas de dados, foram criados arquivos CSV para clientes, gestores, meios de mobilidade, transações <text:span text:style-name="T6">e grafo</text:span>. Os arquivos utilizam delimitadores de tabulação, pois algumas informações poderiam conter vírgulas. O processo de carregamento dos dados envolve ler os arquivos CSV e preencher as estruturas de dados apropriadas. A função CarregarCSV coordena esse processo, chamando funções específicas para carregar cada tipo de arquivo.</text:p>
      <text:p text:style-name="Text_20_body">Por exemplo, a função CarregarFicheiroClientes é responsável por carregar os dados dos clientes de um arquivo CSV. Ela abre o arquivo e, em seguida, chama a função LerClientesDeFicheiro para ler e processar as linhas do arquivo. A função LerClientesDeFicheiro extrai informações de cada linha usando a função sscanf, que lê e formata os dados de acordo com os especificadores de formato fornecidos. Após extrair os dados, a função InserirCliente é chamada para adicionar o cliente à lista ligada de clientes. O mesmo processo é seguido para carregar dados de gestores, meios de mobilidade e transações.</text:p>
      <text:p text:style-name="Text_20_body">A leitura e o carregamento de dados a partir de arquivos CSV podem apresentar desafios, como a necessidade de lidar com delimitadores diferentes ou a possibilidade de encontrar dados corrompidos ou mal formatados. No entanto, o uso de funções auxiliares e a verificação dos dados lidos ajudam a mitigar esses desafios e garantir que os dados sejam carregados corretamente nas estruturas de dados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9:37:42.637489408</meta:creation-date>
    <dc:date>2023-05-15T11:35:32.442971242</dc:date>
    <meta:editing-duration>PT7H47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75" meta:word-count="1386" meta:character-count="9221" meta:non-whitespace-character-count="7823"/>
  </office:meta>
</office:document-meta>
</file>